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24-12-17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23-12-11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21-12-09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21-01-06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19-12-0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18-11-27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18-02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16-12-1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200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8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901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